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706" officeooo:paragraph-rsid="0014232e"/>
    </style:style>
    <style:style style:name="P2" style:family="paragraph" style:parent-style-name="Standard">
      <style:text-properties officeooo:rsid="000f8dbb" officeooo:paragraph-rsid="0014232e"/>
    </style:style>
    <style:style style:name="P3" style:family="paragraph" style:parent-style-name="Standard">
      <style:text-properties officeooo:rsid="00115ef6" officeooo:paragraph-rsid="0014232e"/>
    </style:style>
    <style:style style:name="P4" style:family="paragraph" style:parent-style-name="Standard">
      <style:text-properties officeooo:rsid="0014232e" officeooo:paragraph-rsid="0014232e"/>
    </style:style>
    <style:style style:name="P5" style:family="paragraph" style:parent-style-name="Standard">
      <style:text-properties officeooo:rsid="00297c15" officeooo:paragraph-rsid="00297c15"/>
    </style:style>
    <style:style style:name="P6" style:family="paragraph" style:parent-style-name="Standard">
      <style:text-properties officeooo:rsid="002b8bfe" officeooo:paragraph-rsid="002b8bfe"/>
    </style:style>
    <style:style style:name="P7" style:family="paragraph" style:parent-style-name="Standard">
      <style:text-properties officeooo:rsid="002ba945" officeooo:paragraph-rsid="002ba945"/>
    </style:style>
    <style:style style:name="P8" style:family="paragraph" style:parent-style-name="Standard">
      <style:text-properties officeooo:rsid="00178ea9" officeooo:paragraph-rsid="00178ea9"/>
    </style:style>
    <style:style style:name="P9" style:family="paragraph" style:parent-style-name="Standard">
      <style:text-properties officeooo:rsid="002d5eee" officeooo:paragraph-rsid="002d5eee"/>
    </style:style>
    <style:style style:name="P10" style:family="paragraph" style:parent-style-name="Standard">
      <style:text-properties officeooo:rsid="0030bd35" officeooo:paragraph-rsid="0030bd35"/>
    </style:style>
    <style:style style:name="P11" style:family="paragraph" style:parent-style-name="Standard">
      <style:text-properties fo:font-weight="bold" officeooo:rsid="0030bd35" officeooo:paragraph-rsid="0030bd35" style:font-weight-asian="bold" style:font-weight-complex="bold"/>
    </style:style>
    <style:style style:name="P12" style:family="paragraph" style:parent-style-name="Standard">
      <style:text-properties fo:font-weight="bold" officeooo:rsid="002ba945" officeooo:paragraph-rsid="002ba945" style:font-weight-asian="bold" style:font-weight-complex="bold"/>
    </style:style>
    <style:style style:name="P13" style:family="paragraph" style:parent-style-name="Standard">
      <style:text-properties fo:font-weight="bold" officeooo:rsid="002b8bfe" officeooo:paragraph-rsid="002b8bfe" style:font-weight-asian="bold" style:font-weight-complex="bold"/>
    </style:style>
    <style:style style:name="P14" style:family="paragraph" style:parent-style-name="Standard">
      <style:text-properties fo:font-weight="bold" officeooo:rsid="002afc7a" officeooo:paragraph-rsid="002afc7a" style:font-weight-asian="bold" style:font-weight-complex="bold"/>
    </style:style>
    <style:style style:name="P15" style:family="paragraph" style:parent-style-name="Standard">
      <style:text-properties fo:font-weight="bold" officeooo:rsid="00297c15" officeooo:paragraph-rsid="00297c15" style:font-weight-asian="bold" style:font-weight-complex="bold"/>
    </style:style>
    <style:style style:name="P16" style:family="paragraph" style:parent-style-name="Standard">
      <style:text-properties officeooo:rsid="0031092c" officeooo:paragraph-rsid="0031092c"/>
    </style:style>
    <style:style style:name="P17" style:family="paragraph" style:parent-style-name="Standard">
      <style:text-properties officeooo:rsid="00318cd4" officeooo:paragraph-rsid="00318cd4"/>
    </style:style>
    <style:style style:name="P18" style:family="paragraph" style:parent-style-name="Standard" style:list-style-name="L1">
      <style:text-properties officeooo:rsid="00297c15" officeooo:paragraph-rsid="00297c15"/>
    </style:style>
    <style:style style:name="P19" style:family="paragraph" style:parent-style-name="Standard">
      <style:text-properties officeooo:rsid="00297c15" officeooo:paragraph-rsid="00297c15"/>
    </style:style>
    <style:style style:name="P20" style:family="paragraph" style:parent-style-name="Standard" style:list-style-name="L2">
      <style:text-properties officeooo:rsid="002ba945" officeooo:paragraph-rsid="002ba945"/>
    </style:style>
    <style:style style:name="P21" style:family="paragraph" style:parent-style-name="Standard" style:list-style-name="L4">
      <style:text-properties officeooo:rsid="002ba945" officeooo:paragraph-rsid="0031092c"/>
    </style:style>
    <style:style style:name="P22" style:family="paragraph" style:parent-style-name="Standard" style:list-style-name="L4">
      <style:text-properties officeooo:rsid="002ba945" officeooo:paragraph-rsid="002ba945"/>
    </style:style>
    <style:style style:name="P23" style:family="paragraph" style:parent-style-name="Standard" style:list-style-name="L3">
      <style:text-properties officeooo:rsid="002afc7a" officeooo:paragraph-rsid="002afc7a"/>
    </style:style>
    <style:style style:name="P24" style:family="paragraph" style:parent-style-name="Standard" style:list-style-name="L3">
      <style:text-properties officeooo:rsid="002b8bfe" officeooo:paragraph-rsid="002b8bfe"/>
    </style:style>
    <style:style style:name="P25" style:family="paragraph" style:parent-style-name="Standard" style:list-style-name="L4">
      <style:text-properties officeooo:rsid="002b8bfe" officeooo:paragraph-rsid="002b8bfe"/>
    </style:style>
    <style:style style:name="P26" style:family="paragraph" style:parent-style-name="Standard" style:list-style-name="L4">
      <style:text-properties officeooo:rsid="002b8bfe" officeooo:paragraph-rsid="002ba945"/>
    </style:style>
    <style:style style:name="P27" style:family="paragraph" style:parent-style-name="Standard" style:list-style-name="L4">
      <style:text-properties officeooo:rsid="0031092c" officeooo:paragraph-rsid="0031092c"/>
    </style:style>
    <style:style style:name="P28" style:family="paragraph" style:parent-style-name="Standard" style:list-style-name="L4">
      <style:text-properties officeooo:rsid="002d5eee" officeooo:paragraph-rsid="002d5eee"/>
    </style:style>
    <style:style style:name="P29" style:family="paragraph" style:parent-style-name="Standard" style:list-style-name="L4">
      <style:text-properties officeooo:rsid="0030f1c0" officeooo:paragraph-rsid="0030f1c0"/>
    </style:style>
    <style:style style:name="P30" style:family="paragraph" style:parent-style-name="Standard" style:list-style-name="L4">
      <style:text-properties officeooo:rsid="0030bd35" officeooo:paragraph-rsid="0030bd35"/>
    </style:style>
    <style:style style:name="P31" style:family="paragraph" style:parent-style-name="Standard" style:list-style-name="L4">
      <style:text-properties officeooo:rsid="00318cd4" officeooo:paragraph-rsid="00318cd4"/>
    </style:style>
    <style:style style:name="P32" style:family="paragraph" style:parent-style-name="Standard">
      <style:text-properties officeooo:rsid="0032370d" officeooo:paragraph-rsid="0032370d"/>
    </style:style>
    <style:style style:name="T1" style:family="text">
      <style:text-properties officeooo:rsid="001e1762"/>
    </style:style>
    <style:style style:name="T2" style:family="text">
      <style:text-properties officeooo:rsid="00297c15"/>
    </style:style>
    <style:style style:name="T3" style:family="text">
      <style:text-properties officeooo:rsid="002ba945"/>
    </style:style>
    <style:style style:name="T4" style:family="text">
      <style:text-properties officeooo:rsid="002d5eee"/>
    </style:style>
    <style:style style:name="T5" style:family="text">
      <style:text-properties officeooo:rsid="0030f1c0"/>
    </style:style>
    <style:style style:name="T6" style:family="text">
      <style:text-properties officeooo:rsid="0031e231"/>
    </style:style>
    <style:style style:name="T7" style:family="text">
      <style:text-properties officeooo:rsid="003237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ZOP SPECIFICATION</text:p>
      <text:p text:style-name="P5">EXPORT AS EXCEL</text:p>
      <text:p text:style-name="P2"/>
      <text:p text:style-name="P3">Level: <text:span text:style-name="T1">2 Spec number: 214</text:span></text:p>
      <text:p text:style-name="P1">Version: 0.1 (under initial construction)</text:p>
      <text:p text:style-name="P1"/>
      <text:p text:style-name="P4">INTRODUCTION</text:p>
      <text:p text:style-name="P4">This document defines <text:span text:style-name="T2">the general appearance of all exports to Excel.</text:span></text:p>
      <text:p text:style-name="P5">The export worksheets are considered to be constructed of “tables”, whose layout is defined by a set of dedicated objects. This is intended to avoid hard-coding row and column references, avoiding the difficulty in editing table layouts currently faced by SILability.</text:p>
      <text:p text:style-name="P4"/>
      <text:p text:style-name="P15">OVERALL ASPECTS OF EXPORT TO EXCEL</text:p>
      <text:p text:style-name="P5">Any export to Excel will be as a .xlsx file.</text:p>
      <text:p text:style-name="P5"/>
      <text:p text:style-name="P15">DESIGN OF OUTPUT CONTENT AND LAYOUT</text:p>
      <text:p text:style-name="P5">The output is defined by the following hierarchy of objects:</text:p>
      <text:p text:style-name="P5"/>
      <text:list xml:id="list336228084" text:style-name="L1">
        <text:list-item>
          <text:p text:style-name="P18">Sheet: a block of Excel cells containing the total of all content within a single worksheet of the Excel workbook.</text:p>
        </text:list-item>
        <text:list-item>
          <text:p text:style-name="P18">Table: a sub-block of cells within a Sheet.</text:p>
        </text:list-item>
        <text:list-item>
          <text:p text:style-name="P18">Component: an individual cell within a Table.</text:p>
        </text:list-item>
      </text:list>
      <text:p text:style-name="P5"/>
      <text:p text:style-name="P5">These objects cannot be nested. Each Object can contain only objects of the next hierarchy level down, i.e. Sheets can only contain Tables and Tables can only contain Components.</text:p>
      <text:p text:style-name="P5"/>
      <text:p text:style-name="P7">For formatting, other objects are defined:</text:p>
      <text:list xml:id="list1605364519" text:style-name="L2">
        <text:list-item>
          <text:p text:style-name="P20">BorderItem: a definition of the border style of a Table or Component</text:p>
        </text:list-item>
        <text:list-item>
          <text:p text:style-name="P20">Fontitem: a definition of the font style of a Component</text:p>
        </text:list-item>
      </text:list>
      <text:p text:style-name="P5"/>
      <text:p text:style-name="P32">Class definitions of these objects are in module display_utilities.</text:p>
      <text:p text:style-name="P32"/>
      <text:p text:style-name="P15">Attributes of each Object <text:span text:style-name="T7">instance</text:span></text:p>
      <text:p text:style-name="P14">Sheet:</text:p>
      <text:list xml:id="list3802839590" text:style-name="L3">
        <text:list-item>
          <text:p text:style-name="P23">Excel worksheet tab name</text:p>
        </text:list-item>
        <text:list-item>
          <text:p text:style-name="P23">Excel worksheet tab colour</text:p>
        </text:list-item>
        <text:list-item>
          <text:p text:style-name="P23">TargetWidth – exact total width of the block of cells, in mm</text:p>
        </text:list-item>
        <text:list-item>
          <text:p text:style-name="P24">Tables – list of Table objects in the Sheet</text:p>
        </text:list-item>
      </text:list>
      <text:p text:style-name="P6"/>
      <text:p text:style-name="P13">Table:</text:p>
      <text:list xml:id="list2240493306" text:style-name="L4">
        <text:list-item>
          <text:p text:style-name="P25">PositionRelativeTo – another Table in the same Sheet that this Table should be positioned relative to. If not defined, this Table is placed at the highest, leftmost position vacant</text:p>
        </text:list-item>
        <text:list-item>
          <text:p text:style-name="P25">RelPosDirection – 'Right' or 'Below'. If 'Right', this table is placed immediately to the right of the Table specified in PositionRelativeTo. If 'Below', this table is placed below that Table.</text:p>
        </text:list-item>
        <text:list-item>
          <text:p text:style-name="P25">GapToRight – if this is nonzero, one empty cell is provided to the right of this Table, with relative width = the value given. </text:p>
        </text:list-item>
        <text:list-item>
          <text:p text:style-name="P27">SkipGapToRightIfAtRightOfSheet – boolean: if True, and if this Table has no Table to the right of it, the GapToRight is ignored. (This is to avoid needless empty columns on the right)</text:p>
        </text:list-item>
        <text:list-item>
          <text:p text:style-name="P25">GapBelow – if nonzero, leaves one empty row below, with the number of text lines in the empty row = the value given.</text:p>
        </text:list-item>
        <text:list-item>
          <text:p text:style-name="P27"><text:soft-page-break/>SkipGapBelowIfAtBottomOfSheet – boolean: if True, and if this Table has no Table below it, the GapBelow is ignored. (This is to avoid needless empty rows at the bottom)</text:p>
        </text:list-item>
        <text:list-item>
          <text:p text:style-name="P21">TopBorder – a border object defining the top border style of the overall Table</text:p>
        </text:list-item>
        <text:list-item>
          <text:p text:style-name="P22">BottomBorder, LeftBorder, RightBorder – cognate with TopBorder</text:p>
        </text:list-item>
        <text:list-item>
          <text:p text:style-name="P22">Components – a list of components in the Table</text:p>
        </text:list-item>
      </text:list>
      <text:p text:style-name="P7"/>
      <text:p text:style-name="P16">For cells left empty due to GapToRight and GapBelow, the relevant border styles are applied to the empty cells if the Table on either side of the cell has the same border style. Otherwise, no border is applied.</text:p>
      <text:p text:style-name="P8"/>
      <text:p text:style-name="P12">Component:</text:p>
      <text:p text:style-name="P7"/>
      <text:list xml:id="list180531670131278" text:continue-numbering="true" text:style-name="L4">
        <text:list-item>
          <text:p text:style-name="P26">PositionRelativeTo – another <text:span text:style-name="T3">Component</text:span> in the same <text:span text:style-name="T3">Table </text:span>that this <text:span text:style-name="T3">Component </text:span>should be positioned relative to. If not defined, this <text:span text:style-name="T3">Component </text:span>is placed at the highest, leftmost position vacant <text:span text:style-name="T3">in the Table. The reference component must be declared before this component in the component list in the parent Table.</text:span></text:p>
        </text:list-item>
        <text:list-item>
          <text:p text:style-name="P26">RelPosDirection – 'Right' or 'Below'. If 'Right', this <text:span text:style-name="T3">Component </text:span>is placed immediately to the right of the <text:span text:style-name="T3">Component </text:span>specified in PositionRelativeTo. If 'Below', this <text:span text:style-name="T3">Component </text:span>is placed below that <text:span text:style-name="T3">Component</text:span>.</text:p>
        </text:list-item>
        <text:list-item>
          <text:p text:style-name="P22">TopBorder – a border object defining the top border style of the <text:span text:style-name="T4">Component.</text:span></text:p>
        </text:list-item>
        <text:list-item>
          <text:p text:style-name="P22">BottomBorder, LeftBorder, RightBorder – cognate with TopBorder</text:p>
        </text:list-item>
        <text:list-item>
          <text:p text:style-name="P28">Content (text)</text:p>
        </text:list-item>
        <text:list-item>
          <text:p text:style-name="P28">VertAlignment – 'Top', 'Centre' or 'Bottom'. Defines text alignment in the cell.</text:p>
        </text:list-item>
        <text:list-item>
          <text:p text:style-name="P28">HorizAlignment – 'Left', 'Centre' or 'Right'. Defines text alignment in the cell.</text:p>
        </text:list-item>
        <text:list-item>
          <text:p text:style-name="P29">LeftIndentInmm – Text left indent in mm. If defined, LeftIndentInRelWidth is ignored.</text:p>
        </text:list-item>
        <text:list-item>
          <text:p text:style-name="P29">LeftIndentInRelWidth - Text left indent in relative width units.</text:p>
        </text:list-item>
        <text:list-item>
          <text:p text:style-name="P30">FontStyle – a FontItem object defining text colour, typeface, size, bold, italics, underlining</text:p>
        </text:list-item>
        <text:list-item>
          <text:p text:style-name="P30">BackgColour – RGB definition of the cell background colour</text:p>
        </text:list-item>
        <text:list-item>
          <text:p text:style-name="P30">RelWidth – the relative width of the cell. See details of width handling, below.</text:p>
        </text:list-item>
        <text:list-item>
          <text:p text:style-name="P31">MergeToRight (boolean) – if True, merge this cell with any cell to the right of it, and ignore this cell's RightBorder attribute.</text:p>
        </text:list-item>
        <text:list-item>
          <text:p text:style-name="P31">MergeDown (boolean) – cognate with MergeToRight.</text:p>
        </text:list-item>
      </text:list>
      <text:p text:style-name="P7"/>
      <text:p text:style-name="P7">For Components, no “GapToRight” / “GapBelow” attribute is provided. If a gap is required, we have to provide an empty Component. This is to ensure that the size of empty rows and columns is defined.</text:p>
      <text:p text:style-name="P9">Component borders at <text:span text:style-name="T6">all</text:span> edge<text:span text:style-name="T6">s</text:span> of a Table are ignored and overridden by the Table border. </text:p>
      <text:p text:style-name="P9">Component borders shared between Components <text:span text:style-name="T6">inside a Table </text:span>are defined by the <text:span text:style-name="T6">rightmost/lowest</text:span> Component sharing that border.</text:p>
      <text:p text:style-name="P9">Text is assumed to be always wrapped <text:span text:style-name="T5">and single line spaced.</text:span></text:p>
      <text:p text:style-name="P17">In merged groups of cells, the Content, VertAlignment, HorizAlignment, LeftIndentInXX, FontStyle and BackgColour are taken from the first (top left) cell in the group, overriding the settings of other cells.</text:p>
      <text:p text:style-name="P9"/>
      <text:p text:style-name="P11">Width handling</text:p>
      <text:p text:style-name="P10">Within each column of Excel cells, the relative width is set to the maximum RelWidth of all Components occupying that column.</text:p>
      <text:p text:style-name="P10">These relative widths are used to calculate the actual width of the columns, taking the Sheet's MaxWidth into ac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0:31:57.572893854</meta:creation-date>
    <meta:generator>LibreOffice/5.4.2.2$MacOSX_X86_64 LibreOffice_project/22b09f6418e8c2d508a9eaf86b2399209b0990f4</meta:generator>
    <dc:date>2020-08-18T18:05:31.297581510</dc:date>
    <meta:editing-duration>P1DT5H57M20S</meta:editing-duration>
    <meta:editing-cycles>27</meta:editing-cycles>
    <meta:document-statistic meta:table-count="0" meta:image-count="0" meta:object-count="0" meta:page-count="2" meta:paragraph-count="59" meta:word-count="841" meta:character-count="5163" meta:non-whitespace-character-count="4388"/>
  </office:meta>
</office:document-meta>
</file>